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176CD0000C6640000410AC9BC157A57937E20.svg" manifest:media-type="image/svg+xml"/>
  <manifest:file-entry manifest:full-path="Pictures/10000201000004D300000195CDE29AA61A2EF22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-1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50.787cm" svg:height="33.295cm" svg:x="0.001cm" svg:y="-8.325cm">
          <draw:image xlink:href="Pictures/100176CD0000C6640000410AC9BC157A57937E20.svg" xlink:type="simple" xlink:show="embed" xlink:actuate="onLoad" loext:mime-type="image/svg+xml">
            <text:p/>
          </draw:image>
          <draw:image xlink:href="Pictures/10000201000004D300000195CDE29AA61A2EF227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7cm" fo:margin-bottom="1.37cm" fo:margin-left="1.37cm" fo:margin-right="1.37cm" fo:page-width="50.788cm" fo:page-height="16.6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5-06-05T13:09:43.785000000</dc:date>
    <meta:editing-duration>PT1M18S</meta:editing-duration>
    <meta:editing-cycles>1</meta:editing-cycles>
    <meta:document-statistic meta:object-count="1"/>
    <meta:generator>LibreOffice/6.4.2.2$Windows_X86_64 LibreOffice_project/4e471d8c02c9c90f512f7f9ead8875b57fcb1ec3</meta:generator>
  </office:meta>
</office:document-meta>
</file>